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9f24" officeooo:paragraph-rsid="001b9f24"/>
    </style:style>
    <style:style style:name="P2" style:family="paragraph" style:parent-style-name="Standard">
      <style:text-properties style:font-name="FreeMono" fo:font-size="10pt" fo:font-weight="bold" officeooo:rsid="001b9f24" officeooo:paragraph-rsid="001b9f2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eeMono" fo:font-size="10pt" fo:font-weight="bold" officeooo:rsid="001b9f24" officeooo:paragraph-rsid="001b9f24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FreeMono" fo:font-size="10pt" officeooo:rsid="001b9f24" officeooo:paragraph-rsid="001b9f24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rt of rosjava, Android_core etc. to ROS Kinetic Kame</text:p>
      <text:p text:style-name="P2"><text:tab/></text:p>
      <text:p text:style-name="P2"># Following script sets up a working ROS Kinetic for Android:</text:p>
      <text:p text:style-name="P4"/>
      <text:p text:style-name="P2"># Setup Java PPA</text:p>
      <text:p text:style-name="P4">sudo add-apt-repository ppa:webupd8team/java</text:p>
      <text:p text:style-name="P4"/>
      <text:p text:style-name="P2"># Install Android Studio</text:p>
      <text:p text:style-name="P4">export JAVA_HOME=/usr/lib/jvm/java-8-oracle</text:p>
      <text:p text:style-name="P4">wget https://dl.google.com/dl/android/studio/ide-zips/2.2.0.12/android-studio-ide-145.3276617-linux.zip</text:p>
      <text:p text:style-name="P4">mkdir ~/Programs</text:p>
      <text:p text:style-name="P4">unzip android-studio-ide-145.3276617-linux.zip -d ~/Programs</text:p>
      <text:p text:style-name="P4">rm android-studio-ide-145.3276617-linux.zip</text:p>
      <text:p text:style-name="P4">sh ~/Programs/android-studio/bin/studio.sh</text:p>
      <text:p text:style-name="P4"/>
      <text:p text:style-name="P2"># Start Android SDK-manager</text:p>
      <text:p text:style-name="P2"># Select (Build-Tools 21.1.2) + (SDK 23, 21, 18, 15, 10 &amp; 13) + (Android Support) #</text:p>
      <text:p text:style-name="P4">~/Android/Sdk/tools/android</text:p>
      <text:p text:style-name="P4"/>
      <text:p text:style-name="P2"># Install ROS Kinetic</text:p>
      <text:p text:style-name="P4">sudo sh -c 'echo "deb http://packages.ros.org/ros/ubuntu $(lsb_release -sc) main" &gt; /etc/apt/sources.list.d/ros-latest.list'</text:p>
      <text:p text:style-name="P4">sudo apt-key adv --keyserver hkp://ha.pool.sks-keyservers.net:80 --recv-key 0xB01FA116</text:p>
      <text:p text:style-name="P4">sudo apt-get update</text:p>
      <text:p text:style-name="P4">sudo apt-get </text:p>
      <text:p text:style-name="P4">sudo rosdep init</text:p>
      <text:p text:style-name="P4">rosdep update</text:p>
      <text:p text:style-name="P4">echo "source /opt/ros/kinetic/setup.bash" &gt;&gt; ~/.bashrc</text:p>
      <text:p text:style-name="P4">. /opt/ros/kinetic/setup.bash</text:p>
      <text:p text:style-name="P4"/>
      <text:p text:style-name="P2"># Fetch dependencies </text:p>
      <text:p text:style-name="P4">sudo apt-get update</text:p>
      <text:p text:style-name="P4">sudo apt-get upgrade</text:p>
      <text:p text:style-name="P4">sudo apt-get install python-rosinstall freeglut3-dev libblas-dev liblapack-dev libcvc3-dev <text:s/>build-essential cmake git libgtk2.0-dev pkg-config python-dev python-numpy libdc1394-22 libdc1394-22-dev libjpeg-dev libpng12-dev libtiff5-dev libjasper-dev libavcodec-dev libavformat-dev libswscale-dev libxine2-dev libgstreamer0.10-dev libgstreamer-plugins-base0.10-dev libgphoto2-dev gphoto2 libgstreamer-plugins-base1.0-dev libv4l-dev libtbb-dev libfaac-dev libmp3lame-dev libopencore-amrnb-dev libopencore-amrwb-dev libtheora-dev libvorbis-dev libxvidcore-dev x264 v4l-utils exfat-fuse exfat-utils filezilla lib32stdc++6 lib32z1 python-wstool ros-kinetic-warehouse-ros libzbar-dev zbar-tools qtbase5-dev qtbase5-dev-tools libpcap-dev libboost-dev libvtk6-dev <text:s/>oracle-java8-installer libflann-dev libeigen3-dev libopenni2-dev python-rosinstall-generator oracle-java7-installer install</text:p>
      <text:p text:style-name="P4"/>
      <text:p text:style-name="P2"># .bashrc</text:p>
      <text:p text:style-name="P4">echo "export ROS_MAVEN_REPOSITORY=~/Sources/Repos/rosjava_mvn_repo" &gt;&gt; ~/.bashrc</text:p>
      <text:p text:style-name="P4">export ROS_MAVEN_REPOSITORY=~/Sources/Repos/rosjava_mvn_repo</text:p>
      <text:p text:style-name="P4">echo "export ROS_MAVEN_DEPLOYMENT_REPOSITORY=~/Sources/Repos/rosjava_mvn_repo" &gt;&gt; ~/.bashrc</text:p>
      <text:p text:style-name="P4">export ROS_MAVEN_DEPLOYMENT_REPOSITORY=~/Sources/Repos/rosjava_mvn_repo</text:p>
      <text:p text:style-name="P4">echo "export ANDROID_HOME=~/Android/Sdk" &gt;&gt; ~/.bashrc</text:p>
      <text:p text:style-name="P4">export ANDROID_HOME=~/Android/Sdk</text:p>
      <text:p text:style-name="P4">echo 'export PATH=$PATH:$ANDROID_HOME/tools:$ANDROID_HOME/platform-tools' &gt;&gt; ~/.bashrc</text:p>
      <text:p text:style-name="P4"/>
      <text:p text:style-name="P2"># Gradle daemon</text:p>
      <text:p text:style-name="P4">mkdir ~/.gradle</text:p>
      <text:p text:style-name="P4">cd ~/.gradle</text:p>
      <text:p text:style-name="P4">rm gradle.properties</text:p>
      <text:p text:style-name="P4">wget http://hippomormor.ddns.net/Ressources/gradle.properties</text:p>
      <text:p text:style-name="P4">echo "$($GREEN)Gradle daemon activated $($NC)"</text:p>
      <text:p text:style-name="P4"/>
      <text:p text:style-name="P2"># Maven</text:p>
      <text:p text:style-name="P4"><text:soft-page-break/>mkdir -p ~/Sources/Repos</text:p>
      <text:p text:style-name="P4">cd ~/Sources/Repos</text:p>
      <text:p text:style-name="P4">git clone https://github.com/rosjava/rosjava_mvn_repo</text:p>
      <text:p text:style-name="P4"/>
      <text:p text:style-name="P2"># rosjava</text:p>
      <text:p text:style-name="P4">mkdir -p ~/Sources/rosjava/devel/share</text:p>
      <text:p text:style-name="P4">ln -s ~/Sources/Repos/rosjava_mvn_repo ~/Sources/rosjava/devel/share/maven</text:p>
      <text:p text:style-name="P4">wstool init -j4 ~/Sources/rosjava/src https://raw.githubusercontent.com/hippomormor/rosjava/master/rosjava.rosinstall</text:p>
      <text:p text:style-name="P4">cd ~/Sources/rosjava/src</text:p>
      <text:p text:style-name="P4">catkin_init_workspace</text:p>
      <text:p text:style-name="P4">cd ..</text:p>
      <text:p text:style-name="P4">export JAVA_HOME=/usr/lib/jvm/java-7-oracle</text:p>
      <text:p text:style-name="P4">catkin_make install</text:p>
      <text:p text:style-name="P4">echo "source ~/Sources/rosjava/devel/setup.bash" &gt;&gt; ~/.bashrc</text:p>
      <text:p text:style-name="P4">. devel/setup.bash</text:p>
      <text:p text:style-name="P4"/>
      <text:p text:style-name="P2"># Android_core</text:p>
      <text:p text:style-name="P4">mkdir -p ~/Sources/android_core/devel/share</text:p>
      <text:p text:style-name="P4">ln -s ~/Sources/Repos/rosjava_mvn_repo ~/Sources/android_core/devel/share/maven</text:p>
      <text:p text:style-name="P4">cd ~/Sources/android_core</text:p>
      <text:p text:style-name="P4">wstool init -j4 src https://raw.githubusercontent.com/hippomormor/rosjava/master/android_core.rosinstall</text:p>
      <text:p text:style-name="P4">cd src</text:p>
      <text:p text:style-name="P4">catkin_init_workspace</text:p>
      <text:p text:style-name="P4">cd ..</text:p>
      <text:p text:style-name="P4">sudo apt-get install oracle-java8-set-default</text:p>
      <text:p text:style-name="P4">export JAVA_HOME=/usr/lib/jvm/java-8-oracle</text:p>
      <text:p text:style-name="P4">catkin_make install</text:p>
      <text:p text:style-name="P4">echo "source ~/Sources/android_core/devel/setup.bash" &gt;&gt; ~/.bashrc</text:p>
      <text:p text:style-name="P4">. devel/setup.bash</text:p>
      <text:p text:style-name="P4"/>
      <text:p text:style-name="P2"># Android_interactions</text:p>
      <text:p text:style-name="P4">mkdir -p ~/Sources/android_interactions/devel/share</text:p>
      <text:p text:style-name="P4">ln -s ~/Sources/Repos/rosjava_mvn_repo ~/Sources/android_interactions/devel/share/maven</text:p>
      <text:p text:style-name="P4">cd ~/Sources/android_interactions</text:p>
      <text:p text:style-name="P4">wstool init -j4 src https://raw.githubusercontent.com/hippomormor/rosjava/master/android_interactions.rosinstall</text:p>
      <text:p text:style-name="P4">cd src</text:p>
      <text:p text:style-name="P4">catkin_init_workspace</text:p>
      <text:p text:style-name="P4">cd ..</text:p>
      <text:p text:style-name="P4">sudo apt-get install oracle-java8-set-default</text:p>
      <text:p text:style-name="P4">export JAVA_HOME=/usr/lib/jvm/java-8-oracle</text:p>
      <text:p text:style-name="P4">catkin_make install</text:p>
      <text:p text:style-name="P4">echo "source ~/Sources/android_interactions/devel/setup.bash" &gt;&gt; ~/.bashrc</text:p>
      <text:p text:style-name="P4">. devel/setup.bash</text:p>
      <text:p text:style-name="P4"/>
      <text:p text:style-name="P2"># Done, restart Terminal!</text:p>
      <text:p text:style-name="P4"/>
      <text:p text:style-name="P4"/>
      <text:p text:style-name="P2"># Following script sets up a working catkin workspace for ROS Kinetic for Android Studio 2.2 (SDK 23):</text:p>
      <text:p text:style-name="P2"># !REPLACE 'NAME' WITH YOUR PROJECT-NAME!</text:p>
      <text:p text:style-name="P4"/>
      <text:p text:style-name="P4">mkdir -p ~/Workspaces/NAME/src</text:p>
      <text:p text:style-name="P4">cd ~/Workspaces/NAME/src</text:p>
      <text:p text:style-name="P4"/>
      <text:p text:style-name="P4">catkin_create_android_pkg NAME android_core rosjava_core std_msgs</text:p>
      <text:p text:style-name="P4">cd NAME</text:p>
      <text:p text:style-name="P4">catkin_create_android_project -s 23 -p com.NAME.org NAME</text:p>
      <text:p text:style-name="P4"/>
      <text:p text:style-name="P4">rm build.gradle</text:p>
      <text:p text:style-name="P4">wget http://hippomormor.ddns.net/Ressources/build.gradleTOP</text:p>
      <text:p text:style-name="P4">mv build.gradleTOP build.gradle</text:p>
      <text:p text:style-name="P4"><text:soft-page-break/></text:p>
      <text:p text:style-name="P4">cd gradle/wrapper</text:p>
      <text:p text:style-name="P4">rm gradle-wrapper.properties</text:p>
      <text:p text:style-name="P4">wget http://hippomormor.ddns.net/Ressources/gradle-wrapper.properties</text:p>
      <text:p text:style-name="P4"/>
      <text:p text:style-name="P4">cd ../../NAME</text:p>
      <text:p text:style-name="P4">rm build.gradle</text:p>
      <text:p text:style-name="P4">wget http://hippomormor.ddns.net/Ressources/build.gradle</text:p>
      <text:p text:style-name="P4">sed -i 's/test/'NAME'/g' build.gradle</text:p>
      <text:p text:style-name="P4"/>
      <text:p text:style-name="P4">cd src/main</text:p>
      <text:p text:style-name="P4">rm AndroidManifest.xml</text:p>
      <text:p text:style-name="P4">wget http://hippomormor.ddns.net/Ressources/AndroidManifest.xml</text:p>
      <text:p text:style-name="P4">ACT="$(tr '[:lower:]' '[:upper:]' &lt;&lt;&lt; ${NAME:0:1})${NAME:1}"</text:p>
      <text:p text:style-name="P4">sed -i 's/Hejsa/'$ACT'/g' AndroidManifest.xml</text:p>
      <text:p text:style-name="P4">sed -i 's/hejsa/'$NAME'/g' AndroidManifest.xml</text:p>
      <text:p text:style-name="P4"/>
      <text:p text:style-name="P4">cd ~/Workspaces/NAME</text:p>
      <text:p text:style-name="P4"/>
      <text:p text:style-name="P4">catkin_make</text:p>
      <text:p text:style-name="P4"/>
      <text:p text:style-name="P2"># YOUR BUILD IS LOCATED AT: </text:p>
      <text:p text:style-name="P4">~/Workspaces/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3:33:00.163929127</meta:creation-date>
    <dc:date>2016-09-25T13:36:22.836186257</dc:date>
    <meta:editing-duration>PT3M2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111" meta:word-count="433" meta:character-count="5178" meta:non-whitespace-character-count="4851"/>
  </office:meta>
</office:document-meta>
</file>